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7.69055555555556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Gender_Data_22-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Gender diversity data 2022-23</text:p>
          </table:table-cell>
          <table:table-cell office:value-type="string" table:style-name="ce1">
            <text:p>Female employees as % of workforce</text:p>
          </table:table-cell>
          <table:table-cell office:value-type="string" table:style-name="ce1">
            <text:p>% of female employees at senior SMS gr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0.29099526066350712" table:style-name="ce2">
            <text:p>29.10%</text:p>
          </table:table-cell>
          <table:table-cell office:value-type="percentage" office:value="0.4" table:style-name="ce2">
            <text:p>4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2</text:p>
          </table:table-cell>
          <table:table-cell office:value-type="percentage" office:value="0.29166666666666669" table:style-name="ce2">
            <text:p>29.17%</text:p>
          </table:table-cell>
          <table:table-cell office:value-type="percentage" office:value="0.45454545454545453" table:style-name="ce2">
            <text:p>45.4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2-10-18T07:35:06Z</meta:creation-date>
    <dc:date>2022-10-18T07:35:14Z</dc:date>
    <meta:user-defined meta:name="_MarkAsFinal" meta:value-type="boolean">true</meta:user-defined>
  </office:meta>
</office:document-meta>
</file>